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1050" officeooo:paragraph-rsid="00041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прол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LibreOffice/5.2.6.2$Windows_X86_64 LibreOffice_project/a3100ed2409ebf1c212f5048fbe377c281438fdc</meta:generator>
    <dc:date>2018-01-28T19:06:04.264000000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